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E00000112A957637A.png"/>
  <manifest:file-entry manifest:media-type="image/png" manifest:full-path="Pictures/100000000000026D0000010CA538FB8B.png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true" fo:min-height="3.506cm"/>
    </style:style>
    <style:style style:name="pr4" style:family="presentation" style:parent-style-name="template-outline1">
      <style:graphic-properties draw:auto-grow-height="true" fo:min-height="13.859cm"/>
    </style:style>
    <style:style style:name="pr5" style:family="presentation" style:parent-style-name="template-title">
      <style:graphic-properties fo:min-height="3.506cm"/>
    </style:style>
    <style:style style:name="pr6" style:family="presentation" style:parent-style-name="template-outline1">
      <style:graphic-properties fo:min-height="13.859cm"/>
    </style:style>
    <style:style style:name="pr7" style:family="presentation" style:parent-style-name="templa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4.277cm" svg:x="1.5cm" svg:y="6.49cm" presentation:class="title" presentation:user-transformed="true">
          <draw:text-box>
            <text:p text:style-name="P1"><text:span text:style-name="T1">高精度计算</text:span><text:span text:style-name="T1"><text:line-break/></text:span><text:span text:style-name="T2">High-precision computation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3">FHOI </text:span><text:span text:style-name="T3">马利</text:span></text:p>
            <text:p text:style-name="P3"><text:span text:style-name="T3">Blog: </text:span><text:span text:style-name="T3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>
            <draw:text-box>
              <text:p>QB中将字符串转换为数字的函数是VAL()</text:p>
            </draw:text-box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简介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高精度计算</text:p>
              </text:list-item>
              <text:list-item>
                <text:p>加法法则</text:p>
              </text:list-item>
              <text:list-item>
                <text:p>高精度加法</text:p>
              </text:list-item>
              <text:list-item>
                <text:p>乘法法则</text:p>
              </text:list-item>
              <text:list-item>
                <text:p>高精度乘法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高精度计算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变量溢出</text:p>
              </text:list-item>
              <text:list-item>
                <text:p>思路</text:p>
                <text:list>
                  <text:list-item>
                    <text:p>输入时使用字符串存储</text:p>
                  </text:list-item>
                  <text:list-item>
                    <text:p>用数组存储倒序数字</text:p>
                  </text:list-item>
                  <text:list-item>
                    <text:p>计算方法模拟竖式计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加法法则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相同数位对齐</text:p>
              </text:list-item>
              <text:list-item>
                <text:p>从最低位算起</text:p>
              </text:list-item>
              <text:list-item>
                <text:p>满十进一</text:p>
              </text:list-item>
              <text:list-item>
                <text:p>两个n位的数字相加，和最多为多少位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高精度加法</text:p>
          </draw:text-box>
        </draw:frame>
        <draw:frame draw:style-name="gr3" draw:text-style-name="P1" draw:layer="layout" svg:width="25.199cm" svg:height="10.874cm" svg:x="1.399cm" svg:y="6.406cm" presentation:class="graphic">
          <draw:image xlink:href="Pictures/100000000000026D0000010CA538FB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乘法法则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相同数位对齐</text:p>
              </text:list-item>
              <text:list-item>
                <text:p>从最低位乘起</text:p>
              </text:list-item>
              <text:list-item>
                <text:p>两个n位数字相乘，积最多为多少位？</text:p>
              </text:list-item>
              <text:list-item>
                <text:p>第一个数字的第i位和第二个数字的第j位相乘，积应该和哪一位对齐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高精度乘法</text:p>
          </draw:text-box>
        </draw:frame>
        <draw:frame draw:style-name="gr4" draw:text-style-name="P1" draw:layer="layout" svg:width="22.557cm" svg:height="13.859cm" svg:x="2.72cm" svg:y="4.912cm" presentation:class="graphic" presentation:user-transformed="true">
          <draw:image xlink:href="Pictures/10000000000001BE00000112A95763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7-15T19:01:30</meta:creation-date>
    <dc:language>fi-FI</dc:language>
    <meta:editing-cycles>13</meta:editing-cycles>
    <meta:editing-duration>PT1H34M29S</meta:editing-duration>
    <meta:initial-creator>Richard Ma</meta:initial-creator>
    <dc:date>2011-07-17T10:35:06</dc:date>
    <dc:creator>richardma 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